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07in" fo:margin-left="-0.0785in" fo:margin-top="0in" fo:margin-bottom="0in" table:align="left" style:writing-mode="lr-tb"/>
    </style:style>
    <style:style style:name="Table1.A" style:family="table-column">
      <style:table-column-properties style:column-width="1.1368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2.4743in"/>
    </style:style>
    <style:style style:name="Table1.D" style:family="table-column">
      <style:table-column-properties style:column-width="1.6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7.6507in" fo:margin-left="-0.0785in" fo:margin-top="0in" fo:margin-bottom="0in" table:align="left" style:writing-mode="lr-tb"/>
    </style:style>
    <style:style style:name="Table2.A" style:family="table-column">
      <style:table-column-properties style:column-width="1.3104in"/>
    </style:style>
    <style:style style:name="Table2.B" style:family="table-column">
      <style:table-column-properties style:column-width="1.3882in"/>
    </style:style>
    <style:style style:name="Table2.C" style:family="table-column">
      <style:table-column-properties style:column-width="3.375in"/>
    </style:style>
    <style:style style:name="Table2.D" style:family="table-column">
      <style:table-column-properties style:column-width="1.577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45.5104in" fo:margin-left="-0.0104in" fo:margin-top="0in" fo:margin-bottom="0in" table:align="left" style:writing-mode="lr-tb"/>
    </style:style>
    <style:style style:name="Table3.A" style:family="table-column">
      <style:table-column-properties style:column-width="21.1215in"/>
    </style:style>
    <style:style style:name="Table3.B" style:family="table-column">
      <style:table-column-properties style:column-width="4.1056in"/>
    </style:style>
    <style:style style:name="Table3.C" style:family="table-column">
      <style:table-column-properties style:column-width="9.3431in"/>
    </style:style>
    <style:style style:name="Table3.D" style:family="table-column">
      <style:table-column-properties style:column-width="10.940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00" fo:padding="0.0729in" fo:border="0.75pt solid #000001">
        <style:background-image/>
      </style:table-cell-properties>
    </style:style>
    <style:style style:name="Table3.A2" style:family="table-cell">
      <style:table-cell-properties fo:padding="0.0729in" fo:border="0.75pt solid #000001"/>
    </style:style>
    <style:style style:name="Table3.B2" style:family="table-cell">
      <style:table-cell-properties fo:padding="0.0729in" fo:border="0.75pt solid #000001"/>
    </style:style>
    <style:style style:name="Table3.C2" style:family="table-cell">
      <style:table-cell-properties fo:padding="0.0729in" fo:border="0.75pt solid #000001"/>
    </style:style>
    <style:style style:name="Table3.D2" style:family="table-cell">
      <style:table-cell-properties fo:padding="0.0729in" fo:border="0.75pt solid #000001"/>
    </style:style>
    <style:style style:name="Table3.A3" style:family="table-cell">
      <style:table-cell-properties fo:padding="0.0729in" fo:border="0.75pt solid #000001"/>
    </style:style>
    <style:style style:name="Table3.B3" style:family="table-cell">
      <style:table-cell-properties fo:padding="0.0729in" fo:border="0.75pt solid #000001"/>
    </style:style>
    <style:style style:name="Table3.C3" style:family="table-cell">
      <style:table-cell-properties fo:padding="0.0729in" fo:border="0.75pt solid #000001"/>
    </style:style>
    <style:style style:name="Table3.D3" style:family="table-cell">
      <style:table-cell-properties fo:padding="0.0729in" fo:border="0.75pt solid #000001"/>
    </style:style>
    <style:style style:name="Table3.A4" style:family="table-cell">
      <style:table-cell-properties fo:padding="0.0729in" fo:border="0.75pt solid #000001"/>
    </style:style>
    <style:style style:name="Table3.B4" style:family="table-cell">
      <style:table-cell-properties fo:padding="0.0729in" fo:border="0.75pt solid #000001"/>
    </style:style>
    <style:style style:name="Table3.C4" style:family="table-cell">
      <style:table-cell-properties fo:padding="0.0729in" fo:border="0.75pt solid #000001"/>
    </style:style>
    <style:style style:name="Table3.D4" style:family="table-cell">
      <style:table-cell-properties fo:padding="0.0729in" fo:border="0.75pt solid #000001"/>
    </style:style>
    <style:style style:name="Table3.5" style:family="table-row">
      <style:table-row-properties style:min-row-height="0.2917in" fo:keep-together="auto"/>
    </style:style>
    <style:style style:name="Table3.A5" style:family="table-cell">
      <style:table-cell-properties fo:padding="0.0729in" fo:border="0.75pt solid #000001"/>
    </style:style>
    <style:style style:name="Table3.A6" style:family="table-cell">
      <style:table-cell-properties fo:padding="0.0729in" fo:border="0.75pt solid #000001"/>
    </style:style>
    <style:style style:name="Table3.B6" style:family="table-cell">
      <style:table-cell-properties fo:padding="0.0729in" fo:border="0.75pt solid #000001"/>
    </style:style>
    <style:style style:name="Table3.C6" style:family="table-cell">
      <style:table-cell-properties fo:padding="0.0729in" fo:border="0.75pt solid #000001"/>
    </style:style>
    <style:style style:name="Table3.D6" style:family="table-cell">
      <style:table-cell-properties fo:padding="0.0729in" fo:border="0.75pt solid #000001"/>
    </style:style>
    <style:style style:name="Table3.A7" style:family="table-cell">
      <style:table-cell-properties fo:padding="0.0729in" fo:border="0.75pt solid #000001"/>
    </style:style>
    <style:style style:name="Table3.B7" style:family="table-cell">
      <style:table-cell-properties fo:padding="0.0729in" fo:border="0.75pt solid #000001"/>
    </style:style>
    <style:style style:name="Table3.C7" style:family="table-cell">
      <style:table-cell-properties fo:padding="0.0729in" fo:border="0.75pt solid #000001"/>
    </style:style>
    <style:style style:name="Table3.D7" style:family="table-cell">
      <style:table-cell-properties fo:padding="0.0729in" fo:border="0.75pt solid #000001"/>
    </style:style>
    <style:style style:name="Table3.A8" style:family="table-cell">
      <style:table-cell-properties fo:padding="0.0729in" fo:border="0.75pt solid #000001"/>
    </style:style>
    <style:style style:name="Table3.B8" style:family="table-cell">
      <style:table-cell-properties fo:padding="0.0729in" fo:border="0.75pt solid #000001"/>
    </style:style>
    <style:style style:name="Table3.C8" style:family="table-cell">
      <style:table-cell-properties fo:padding="0.0729in" fo:border="0.75pt solid #000001"/>
    </style:style>
    <style:style style:name="Table3.D8" style:family="table-cell">
      <style:table-cell-properties fo:padding="0.0729in" fo:border="0.75pt solid #000001"/>
    </style:style>
    <style:style style:name="Table3.A9" style:family="table-cell">
      <style:table-cell-properties fo:padding="0.0729in" fo:border="0.75pt solid #000001"/>
    </style:style>
    <style:style style:name="Table3.B9" style:family="table-cell">
      <style:table-cell-properties fo:padding="0.0729in" fo:border="0.75pt solid #000001"/>
    </style:style>
    <style:style style:name="Table3.C9" style:family="table-cell">
      <style:table-cell-properties fo:padding="0.0729in" fo:border="0.75pt solid #000001"/>
    </style:style>
    <style:style style:name="Table3.D9" style:family="table-cell">
      <style:table-cell-properties fo:padding="0.0729in" fo:border="0.75pt solid #000001"/>
    </style:style>
    <style:style style:name="Table3.A10" style:family="table-cell">
      <style:table-cell-properties fo:padding="0.0729in" fo:border="0.75pt solid #000001"/>
    </style:style>
    <style:style style:name="Table3.B10" style:family="table-cell">
      <style:table-cell-properties fo:padding="0.0729in" fo:border="0.75pt solid #000001"/>
    </style:style>
    <style:style style:name="Table3.C10" style:family="table-cell">
      <style:table-cell-properties fo:padding="0.0729in" fo:border="0.75pt solid #000001"/>
    </style:style>
    <style:style style:name="Table3.D10" style:family="table-cell">
      <style:table-cell-properties fo:padding="0.0729in" fo:border="0.75pt solid #000001"/>
    </style:style>
    <style:style style:name="Table3.A11" style:family="table-cell">
      <style:table-cell-properties fo:padding="0.0729in" fo:border="0.75pt solid #000001"/>
    </style:style>
    <style:style style:name="Table3.B11" style:family="table-cell">
      <style:table-cell-properties fo:padding="0.0729in" fo:border="0.75pt solid #000001"/>
    </style:style>
    <style:style style:name="Table3.C11" style:family="table-cell">
      <style:table-cell-properties fo:padding="0.0729in" fo:border="0.75pt solid #000001"/>
    </style:style>
    <style:style style:name="Table3.D11" style:family="table-cell">
      <style:table-cell-properties fo:padding="0.0729in" fo:border="0.75pt solid #000001"/>
    </style:style>
    <style:style style:name="Table3.A12" style:family="table-cell">
      <style:table-cell-properties fo:padding="0.0729in" fo:border="0.75pt solid #000001"/>
    </style:style>
    <style:style style:name="Table3.B12" style:family="table-cell">
      <style:table-cell-properties fo:padding="0.0729in" fo:border="0.75pt solid #000001"/>
    </style:style>
    <style:style style:name="Table3.C12" style:family="table-cell">
      <style:table-cell-properties fo:padding="0.0729in" fo:border="0.75pt solid #000001"/>
    </style:style>
    <style:style style:name="Table3.D12" style:family="table-cell">
      <style:table-cell-properties fo:padding="0.0729in" fo:border="0.75pt solid #000001"/>
    </style:style>
    <style:style style:name="Table3.A13" style:family="table-cell">
      <style:table-cell-properties fo:padding="0.0729in" fo:border="0.75pt solid #000001"/>
    </style:style>
    <style:style style:name="Table3.A14" style:family="table-cell">
      <style:table-cell-properties fo:padding="0.0729in" fo:border="0.75pt solid #000001"/>
    </style:style>
    <style:style style:name="Table3.B14" style:family="table-cell">
      <style:table-cell-properties fo:padding="0.0729in" fo:border="0.75pt solid #000001"/>
    </style:style>
    <style:style style:name="Table3.C14" style:family="table-cell">
      <style:table-cell-properties fo:padding="0.0729in" fo:border="0.75pt solid #000001"/>
    </style:style>
    <style:style style:name="Table3.D14" style:family="table-cell">
      <style:table-cell-properties fo:padding="0.0729in" fo:border="0.75pt solid #000001"/>
    </style:style>
    <style:style style:name="Table3.A15" style:family="table-cell">
      <style:table-cell-properties fo:padding="0.0729in" fo:border="0.75pt solid #000001"/>
    </style:style>
    <style:style style:name="Table3.B15" style:family="table-cell">
      <style:table-cell-properties fo:padding="0.0729in" fo:border="0.75pt solid #000001"/>
    </style:style>
    <style:style style:name="Table3.C15" style:family="table-cell">
      <style:table-cell-properties fo:padding="0.0729in" fo:border="0.75pt solid #000001"/>
    </style:style>
    <style:style style:name="Table3.D15" style:family="table-cell">
      <style:table-cell-properties fo:padding="0.0729in" fo:border="0.75pt solid #000001"/>
    </style:style>
    <style:style style:name="Table3.A16" style:family="table-cell">
      <style:table-cell-properties fo:padding="0.0729in" fo:border="0.75pt solid #000001"/>
    </style:style>
    <style:style style:name="Table3.B16" style:family="table-cell">
      <style:table-cell-properties fo:padding="0.0729in" fo:border="0.75pt solid #000001"/>
    </style:style>
    <style:style style:name="Table3.C16" style:family="table-cell">
      <style:table-cell-properties fo:padding="0.0729in" fo:border="0.75pt solid #000001"/>
    </style:style>
    <style:style style:name="Table3.D16" style:family="table-cell">
      <style:table-cell-properties fo:padding="0.0729in" fo:border="0.75pt solid #000001"/>
    </style:style>
    <style:style style:name="Table3.A17" style:family="table-cell">
      <style:table-cell-properties fo:padding="0.0729in" fo:border="0.75pt solid #000001"/>
    </style:style>
    <style:style style:name="Table3.B17" style:family="table-cell">
      <style:table-cell-properties fo:padding="0.0729in" fo:border="0.75pt solid #000001"/>
    </style:style>
    <style:style style:name="Table3.C17" style:family="table-cell">
      <style:table-cell-properties fo:padding="0.0729in" fo:border="0.75pt solid #000001"/>
    </style:style>
    <style:style style:name="Table3.D17" style:family="table-cell">
      <style:table-cell-properties fo:padding="0.0729in" fo:border="0.75pt solid #000001"/>
    </style:style>
    <style:style style:name="Table3.A18" style:family="table-cell">
      <style:table-cell-properties fo:padding="0.0729in" fo:border="0.75pt solid #000001"/>
    </style:style>
    <style:style style:name="Table3.A19" style:family="table-cell">
      <style:table-cell-properties fo:padding="0.0729in" fo:border="0.75pt solid #000001"/>
    </style:style>
    <style:style style:name="Table3.B19" style:family="table-cell">
      <style:table-cell-properties fo:padding="0.0729in" fo:border="0.75pt solid #000001"/>
    </style:style>
    <style:style style:name="Table3.C19" style:family="table-cell">
      <style:table-cell-properties fo:padding="0.0729in" fo:border="0.75pt solid #000001"/>
    </style:style>
    <style:style style:name="Table3.D19" style:family="table-cell">
      <style:table-cell-properties fo:padding="0.0729in" fo:border="0.75pt solid #000001"/>
    </style:style>
    <style:style style:name="Table3.A20" style:family="table-cell">
      <style:table-cell-properties fo:padding="0.0729in" fo:border="0.75pt solid #000001"/>
    </style:style>
    <style:style style:name="Table3.B20" style:family="table-cell">
      <style:table-cell-properties fo:padding="0.0729in" fo:border="0.75pt solid #000001"/>
    </style:style>
    <style:style style:name="Table3.C20" style:family="table-cell">
      <style:table-cell-properties fo:padding="0.0729in" fo:border="0.75pt solid #000001"/>
    </style:style>
    <style:style style:name="Table3.D20" style:family="table-cell">
      <style:table-cell-properties fo:padding="0.0729in" fo:border="0.75pt solid #000001"/>
    </style:style>
    <style:style style:name="Table3.A21" style:family="table-cell">
      <style:table-cell-properties fo:padding="0.0729in" fo:border="0.75pt solid #000001"/>
    </style:style>
    <style:style style:name="Table3.B21" style:family="table-cell">
      <style:table-cell-properties fo:padding="0.0729in" fo:border="0.75pt solid #000001"/>
    </style:style>
    <style:style style:name="Table3.C21" style:family="table-cell">
      <style:table-cell-properties fo:padding="0.0729in" fo:border="0.75pt solid #000001"/>
    </style:style>
    <style:style style:name="Table3.D21" style:family="table-cell">
      <style:table-cell-properties fo:padding="0.0729in" fo:border="0.75pt solid #000001"/>
    </style:style>
    <style:style style:name="Table3.A22" style:family="table-cell">
      <style:table-cell-properties fo:padding="0.0729in" fo:border="0.75pt solid #000001"/>
    </style:style>
    <style:style style:name="Table3.B22" style:family="table-cell">
      <style:table-cell-properties fo:padding="0.0729in" fo:border="0.75pt solid #000001"/>
    </style:style>
    <style:style style:name="Table3.C22" style:family="table-cell">
      <style:table-cell-properties fo:padding="0.0729in" fo:border="0.75pt solid #000001"/>
    </style:style>
    <style:style style:name="Table3.D22" style:family="table-cell">
      <style:table-cell-properties fo:padding="0.0729in" fo:border="0.75pt solid #000001"/>
    </style:style>
    <style:style style:name="Table3.A23" style:family="table-cell">
      <style:table-cell-properties fo:padding="0.0729in" fo:border="0.75pt solid #000001"/>
    </style:style>
    <style:style style:name="Table3.B23" style:family="table-cell">
      <style:table-cell-properties fo:padding="0.0729in" fo:border="0.75pt solid #000001"/>
    </style:style>
    <style:style style:name="Table3.C23" style:family="table-cell">
      <style:table-cell-properties fo:padding="0.0729in" fo:border="0.75pt solid #000001"/>
    </style:style>
    <style:style style:name="Table3.D23" style:family="table-cell">
      <style:table-cell-properties fo:padding="0.0729in" fo:border="0.75pt solid #000001"/>
    </style:style>
    <style:style style:name="Table3.A24" style:family="table-cell">
      <style:table-cell-properties fo:padding="0.0729in" fo:border="0.75pt solid #000001"/>
    </style:style>
    <style:style style:name="Table3.B24" style:family="table-cell">
      <style:table-cell-properties fo:padding="0.0729in" fo:border="0.75pt solid #000001"/>
    </style:style>
    <style:style style:name="Table3.C24" style:family="table-cell">
      <style:table-cell-properties fo:padding="0.0729in" fo:border="0.75pt solid #000001"/>
    </style:style>
    <style:style style:name="Table3.D24" style:family="table-cell">
      <style:table-cell-properties fo:padding="0.0729in" fo:border="0.75pt solid #000001"/>
    </style:style>
    <style:style style:name="Table3.A25" style:family="table-cell">
      <style:table-cell-properties fo:padding="0.0729in" fo:border="0.75pt solid #000001"/>
    </style:style>
    <style:style style:name="Table3.B25" style:family="table-cell">
      <style:table-cell-properties fo:padding="0.0729in" fo:border="0.75pt solid #000001"/>
    </style:style>
    <style:style style:name="Table3.C25" style:family="table-cell">
      <style:table-cell-properties fo:padding="0.0729in" fo:border="0.75pt solid #000001"/>
    </style:style>
    <style:style style:name="Table3.D25" style:family="table-cell">
      <style:table-cell-properties fo:padding="0.0729in" fo:border="0.75pt solid #000001"/>
    </style:style>
    <style:style style:name="P1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pt" style:font-name-asian="Times New Roman1" style:font-size-asian="1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style:line-height-at-least="0in"/>
    </style:style>
    <style:style style:name="P4" style:family="paragraph" style:parent-style-name="Standard">
      <style:paragraph-properties fo:margin-top="0in" fo:margin-bottom="0in" style:contextual-spacing="false" style:line-height-at-least="0in"/>
      <style:text-properties fo:color="#000000" style:font-name="Arial" fo:font-weight="bold" style:font-name-asian="Times New Roman1" style:font-weight-asian="bold" style:font-name-complex="Arial1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000000" style:font-name="Arial" fo:font-weight="bold" style:font-name-asian="Times New Roman1" style:font-weight-asian="bold" style:font-name-complex="Arial1" style:font-weight-complex="bold"/>
    </style:style>
    <style:style style:name="P6" style:family="paragraph" style:parent-style-name="Standard">
      <style:paragraph-properties fo:margin-top="0in" fo:margin-bottom="0in" style:contextual-spacing="false" style:line-height-at-least="0in"/>
      <style:text-properties fo:color="#000000" style:font-name="Arial" style:font-name-asian="Times New Roman1" style:font-name-complex="Arial1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style:font-name="Arial" style:font-name-asian="Times New Roman1" style:font-name-complex="Arial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style:font-name="Consolas" style:font-name-asian="Times New Roman1" style:font-name-complex="Times New Roman1"/>
    </style:style>
    <style:style style:name="P9" style:family="paragraph" style:parent-style-name="No_20_Spacing">
      <style:paragraph-properties fo:margin-top="0in" fo:margin-bottom="0in" style:contextual-spacing="false" fo:line-height="100%"/>
    </style:style>
    <style:style style:name="P10" style:family="paragraph" style:parent-style-name="No_20_Spacing">
      <style:paragraph-properties fo:margin-left="0.5in" fo:margin-right="0in" fo:text-indent="0in" style:auto-text-indent="false"/>
    </style:style>
    <style:style style:name="P11" style:family="paragraph" style:parent-style-name="No_20_Spacing">
      <style:paragraph-properties fo:margin-left="0.5in" fo:margin-right="0in" fo:text-indent="0in" style:auto-text-indent="false"/>
      <style:text-properties officeooo:rsid="001925d2" officeooo:paragraph-rsid="001925d2"/>
    </style:style>
    <style:style style:name="P12" style:family="paragraph" style:parent-style-name="No_20_Spacing">
      <style:paragraph-properties fo:margin-left="0.5in" fo:margin-right="0in" fo:text-indent="0in" style:auto-text-indent="false"/>
      <style:text-properties officeooo:rsid="0019ceaa" officeooo:paragraph-rsid="0019ceaa"/>
    </style:style>
    <style:style style:name="P13" style:family="paragraph" style:parent-style-name="No_20_Spacing">
      <style:paragraph-properties fo:margin-left="0.5in" fo:margin-right="0in" fo:text-indent="0in" style:auto-text-indent="false"/>
      <style:text-properties officeooo:rsid="001a309d" officeooo:paragraph-rsid="001a309d"/>
    </style:style>
    <style:style style:name="P14" style:family="paragraph" style:parent-style-name="No_20_Spacing">
      <style:paragraph-properties fo:margin-left="0.5in" fo:margin-right="0in" fo:text-indent="0in" style:auto-text-indent="false"/>
      <style:text-properties officeooo:rsid="001c0142" officeooo:paragraph-rsid="001c0142"/>
    </style:style>
    <style:style style:name="P15" style:family="paragraph" style:parent-style-name="No_20_Spacing">
      <style:paragraph-properties fo:margin-left="0.5in" fo:margin-right="0in" fo:text-indent="0in" style:auto-text-indent="false"/>
      <style:text-properties officeooo:rsid="001cedd5" officeooo:paragraph-rsid="001cedd5"/>
    </style:style>
    <style:style style:name="P16" style:family="paragraph" style:parent-style-name="No_20_Spacing">
      <style:paragraph-properties fo:margin-left="0.5in" fo:margin-right="0in" fo:text-indent="0in" style:auto-text-indent="false"/>
      <style:text-properties officeooo:rsid="001dba54" officeooo:paragraph-rsid="001dba54"/>
    </style:style>
    <style:style style:name="P17" style:family="paragraph" style:parent-style-name="No_20_Spacing">
      <style:paragraph-properties fo:margin-left="0.5in" fo:margin-right="0in" fo:text-indent="0in" style:auto-text-indent="false"/>
      <style:text-properties officeooo:rsid="001e4584" officeooo:paragraph-rsid="001e4584"/>
    </style:style>
    <style:style style:name="P18" style:family="paragraph" style:parent-style-name="No_20_Spacing">
      <style:paragraph-properties fo:margin-left="0.5in" fo:margin-right="0in" fo:text-indent="0in" style:auto-text-indent="false"/>
      <style:text-properties officeooo:rsid="001e55f9" officeooo:paragraph-rsid="001e55f9"/>
    </style:style>
    <style:style style:name="P19" style:family="paragraph" style:parent-style-name="No_20_Spacing">
      <style:paragraph-properties fo:margin-left="0.5in" fo:margin-right="0in" fo:text-indent="0in" style:auto-text-indent="false"/>
      <style:text-properties officeooo:rsid="001ec2a5" officeooo:paragraph-rsid="001ec2a5"/>
    </style:style>
    <style:style style:name="P20" style:family="paragraph" style:parent-style-name="No_20_Spacing">
      <style:paragraph-properties fo:margin-left="0.5in" fo:margin-right="0in" fo:text-indent="0in" style:auto-text-indent="false"/>
      <style:text-properties officeooo:rsid="00215cfd" officeooo:paragraph-rsid="00215cfd"/>
    </style:style>
    <style:style style:name="P21" style:family="paragraph" style:parent-style-name="No_20_Spacing">
      <style:paragraph-properties fo:margin-left="0.5in" fo:margin-right="0in" fo:text-indent="0in" style:auto-text-indent="false"/>
      <style:text-properties officeooo:rsid="00246b4c" officeooo:paragraph-rsid="00246b4c"/>
    </style:style>
    <style:style style:name="P22" style:family="paragraph" style:parent-style-name="No_20_Spacing">
      <style:paragraph-properties fo:margin-left="0.5in" fo:margin-right="0in" fo:text-indent="0in" style:auto-text-indent="false"/>
      <style:text-properties officeooo:rsid="0027e3ec" officeooo:paragraph-rsid="0027e3ec"/>
    </style:style>
    <style:style style:name="P23" style:family="paragraph" style:parent-style-name="No_20_Spacing">
      <style:paragraph-properties fo:margin-left="0.5in" fo:margin-right="0in" fo:text-indent="0in" style:auto-text-indent="false"/>
      <style:text-properties officeooo:paragraph-rsid="0027e3ec"/>
    </style:style>
    <style:style style:name="P24" style:family="paragraph" style:parent-style-name="No_20_Spacing">
      <style:paragraph-properties fo:margin-left="0.5in" fo:margin-right="0in" fo:margin-top="0in" fo:margin-bottom="0in" style:contextual-spacing="false" fo:line-height="100%" fo:text-indent="0in" style:auto-text-indent="false"/>
    </style:style>
    <style:style style:name="P25" style:family="paragraph" style:parent-style-name="No_20_Spacing">
      <style:paragraph-properties fo:margin-left="1in" fo:margin-right="0in" fo:text-indent="0in" style:auto-text-indent="false"/>
    </style:style>
    <style:style style:name="P26" style:family="paragraph" style:parent-style-name="No_20_Spacing">
      <style:paragraph-properties fo:margin-left="1in" fo:margin-right="0in" fo:text-indent="0in" style:auto-text-indent="false"/>
      <style:text-properties officeooo:rsid="001e4584" officeooo:paragraph-rsid="001e4584"/>
    </style:style>
    <style:style style:name="P27" style:family="paragraph" style:parent-style-name="No_20_Spacing">
      <style:paragraph-properties fo:margin-left="1in" fo:margin-right="0in" fo:text-indent="0in" style:auto-text-indent="false"/>
      <style:text-properties officeooo:rsid="001e55f9" officeooo:paragraph-rsid="001e55f9"/>
    </style:style>
    <style:style style:name="P28" style:family="paragraph" style:parent-style-name="No_20_Spacing">
      <style:paragraph-properties fo:margin-left="1in" fo:margin-right="0in" fo:text-indent="0in" style:auto-text-indent="false"/>
      <style:text-properties officeooo:rsid="00221337" officeooo:paragraph-rsid="00221337"/>
    </style:style>
    <style:style style:name="P29" style:family="paragraph" style:parent-style-name="No_20_Spacing">
      <style:paragraph-properties fo:margin-left="1in" fo:margin-right="0in" fo:margin-top="0in" fo:margin-bottom="0in" style:contextual-spacing="false" fo:line-height="100%" fo:text-indent="0in" style:auto-text-indent="false"/>
    </style:style>
    <style:style style:name="P30" style:family="paragraph" style:parent-style-name="No_20_Spacing">
      <style:paragraph-properties fo:margin-left="0in" fo:margin-right="0in" fo:text-indent="0in" style:auto-text-indent="false"/>
      <style:text-properties officeooo:rsid="001cedd5" officeooo:paragraph-rsid="001cedd5"/>
    </style:style>
    <style:style style:name="P31" style:family="paragraph" style:parent-style-name="Standard" style:list-style-name="">
      <style:paragraph-properties fo:margin-top="0.139in" fo:margin-bottom="0in" style:contextual-spacing="false" fo:line-height="100%"/>
      <style:text-properties fo:color="#000000" style:font-name="Trebuchet MS" fo:font-size="16pt" style:letter-kerning="true" style:font-name-asian="Times New Roman1" style:font-size-asian="16pt" style:font-name-complex="Times New Roman1" style:font-size-complex="16pt"/>
    </style:style>
    <style:style style:name="P32" style:family="paragraph" style:parent-style-name="Standard" style:list-style-name="WWNum9">
      <style:paragraph-properties fo:margin-top="0in" fo:margin-bottom="0in" style:contextual-spacing="false" style:line-height-at-least="0in" style:vertical-align="baseline"/>
      <style:text-properties fo:color="#000000" style:font-name="Arial" style:font-name-asian="Times New Roman1" style:font-name-complex="Arial1"/>
    </style:style>
    <style:style style:name="P33" style:family="paragraph" style:parent-style-name="Standard" style:list-style-name="WWNum10">
      <style:paragraph-properties fo:margin-top="0in" fo:margin-bottom="0in" style:contextual-spacing="false" style:line-height-at-least="0in" style:vertical-align="baseline"/>
      <style:text-properties fo:color="#000000" style:font-name="Arial" style:font-name-asian="Times New Roman1" style:font-name-complex="Arial1"/>
    </style:style>
    <style:style style:name="P34" style:family="paragraph" style:parent-style-name="Standard" style:list-style-name="WWNum11">
      <style:paragraph-properties fo:margin-top="0in" fo:margin-bottom="0in" style:contextual-spacing="false" style:line-height-at-least="0in" style:vertical-align="baseline"/>
      <style:text-properties fo:color="#000000" style:font-name="Arial" style:font-name-asian="Times New Roman1" style:font-name-complex="Arial1"/>
    </style:style>
    <style:style style:name="P35" style:family="paragraph" style:parent-style-name="Standard" style:list-style-name="WWNum10">
      <style:paragraph-properties fo:margin-top="0in" fo:margin-bottom="0in" style:contextual-spacing="false" fo:line-height="100%" style:vertical-align="baseline"/>
      <style:text-properties fo:color="#000000" style:font-name="Arial" style:font-name-asian="Times New Roman1" style:font-name-complex="Arial1"/>
    </style:style>
    <style:style style:name="P36" style:family="paragraph" style:parent-style-name="Standard" style:list-style-name="WWNum1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37" style:family="paragraph" style:parent-style-name="Standard" style:list-style-name="WWNum2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38" style:family="paragraph" style:parent-style-name="Standard" style:list-style-name="WWNum3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39" style:family="paragraph" style:parent-style-name="Standard" style:list-style-name="WWNum4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40" style:family="paragraph" style:parent-style-name="Standard" style:list-style-name="WWNum5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41" style:family="paragraph" style:parent-style-name="Standard" style:list-style-name="WWNum6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42" style:family="paragraph" style:parent-style-name="Standard" style:list-style-name="WWNum7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43" style:family="paragraph" style:parent-style-name="Standard" style:list-style-name="WWNum8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44" style:family="paragraph" style:parent-style-name="Standard" style:list-style-name="WWNum7">
      <style:paragraph-properties fo:margin-top="0in" fo:margin-bottom="0in" style:contextual-spacing="false" fo:line-height="100%" style:vertical-align="baseline"/>
      <style:text-properties officeooo:paragraph-rsid="001ed18e"/>
    </style:style>
    <style:style style:name="P45" style:family="paragraph" style:parent-style-name="No_20_Spacing" style:master-page-name="Standard">
      <style:paragraph-properties style:page-number="auto"/>
    </style:style>
    <style:style style:name="P46" style:family="paragraph" style:parent-style-name="No_20_Spacing">
      <style:paragraph-properties fo:margin-left="0.5in" fo:margin-right="0in" fo:text-indent="0in" style:auto-text-indent="false"/>
      <style:text-properties officeooo:rsid="0027e3ec" officeooo:paragraph-rsid="0027e3ec"/>
    </style:style>
    <style:style style:name="P47" style:family="paragraph" style:parent-style-name="No_20_Spacing">
      <style:paragraph-properties fo:margin-left="0.5in" fo:margin-right="0in" fo:text-indent="0in" style:auto-text-indent="false"/>
      <style:text-properties officeooo:rsid="002aa284" officeooo:paragraph-rsid="002aa284"/>
    </style:style>
    <style:style style:name="T1" style:family="text">
      <style:text-properties fo:color="#000000" style:font-name="Arial" style:font-name-asian="Times New Roman1" style:font-name-complex="Arial1"/>
    </style:style>
    <style:style style:name="T2" style:family="text">
      <style:text-properties fo:color="#000000" style:font-name="Arial" fo:font-style="italic" style:font-name-asian="Times New Roman1" style:font-style-asian="italic" style:font-name-complex="Arial1" style:font-style-complex="italic"/>
    </style:style>
    <style:style style:name="T3" style:family="text">
      <style:text-properties fo:color="#000000" style:font-name="Consolas" style:font-name-asian="Times New Roman1" style:font-name-complex="Times New Roman1"/>
    </style:style>
    <style:style style:name="T4" style:family="text">
      <style:text-properties fo:color="#000000" style:font-name="Consolas" officeooo:rsid="001ed18e" style:font-name-asian="Times New Roman1" style:font-name-complex="Times New Roman1"/>
    </style:style>
    <style:style style:name="T5" style:family="text">
      <style:text-properties officeooo:rsid="001925d2"/>
    </style:style>
    <style:style style:name="T6" style:family="text">
      <style:text-properties officeooo:rsid="001fa135"/>
    </style:style>
    <style:style style:name="T7" style:family="text">
      <style:text-properties officeooo:rsid="002c7723"/>
    </style:style>
    <style:style style:name="T8" style:family="text">
      <style:text-properties officeooo:rsid="002dc5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To <text:span text:style-name="T5">do</text:span></text:p>
      <text:p text:style-name="P14">configure .env's</text:p>
      <text:p text:style-name="P10">Remember user’s settings? (cookie, etc.)</text:p>
      <text:p text:style-name="P10">API (Google maps?)</text:p>
      <text:p text:style-name="P10">Writable APIs/OAuth</text:p>
      <text:p text:style-name="P11">valid HTML</text:p>
      <text:p text:style-name="P19">PHP docs</text:p>
      <text:p text:style-name="P20">powered by Google</text:p>
      <text:p text:style-name="P21">events on multiple day</text:p>
      <text:p text:style-name="P47">credit – datepicker, geotools, other javascript/jquery, <text:span text:style-name="T7">image, carbon</text:span></text:p>
      <text:p text:style-name="P22"/>
      <text:p text:style-name="P30">live server</text:p>
      <text:p text:style-name="P15">chmod -R 777 storage/; chmod -R 777 bootstrap/cache</text:p>
      <text:p text:style-name="P15">php artisan key:generate<text:tab/><text:tab/>// sets APP_KEY in .env file</text:p>
      <text:p text:style-name="P16">create DB</text:p>
      <text:p text:style-name="P18">.env file</text:p>
      <text:p text:style-name="P27">DB name</text:p>
      <text:p text:style-name="P27">mail info</text:p>
      <text:p text:style-name="P11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Table</text:p>
          </table:table-cell>
          <table:table-cell table:style-name="Table1.A1" office:value-type="string">
            <text:p text:style-name="P9">Req functionality</text:p>
          </table:table-cell>
          <table:table-cell table:style-name="Table1.A1" office:value-type="string">
            <text:p text:style-name="P9">Page</text:p>
          </table:table-cell>
          <table:table-cell table:style-name="Table1.A1" office:value-type="string">
            <text:p text:style-name="P9">Route</text:p>
          </table:table-cell>
        </table:table-row>
        <table:table-row table:style-name="Table1.1">
          <table:table-cell table:style-name="Table1.A1" office:value-type="string">
            <text:p text:style-name="P9">user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oles</text:p>
          </table:table-cell>
          <table:table-cell table:style-name="Table1.A1" office:value-type="string">
            <text:p text:style-name="P9">create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ole_user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j_rating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vent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vent_post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ocale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ext:soft-page-break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ocale_rating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tool – find lyric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tool – id song by humming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eg conf email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No_20_Spacing"/>
      <text:p text:style-name="No_20_Spacing">Pages</text:p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Page</text:p>
          </table:table-cell>
          <table:table-cell table:style-name="Table2.A1" office:value-type="string">
            <text:p text:style-name="P9">Route</text:p>
          </table:table-cell>
          <table:table-cell table:style-name="Table2.A1" office:value-type="string">
            <text:p text:style-name="P9">Content</text:p>
          </table:table-cell>
          <table:table-cell table:style-name="Table2.A1" office:value-type="string">
            <text:p text:style-name="P9">Redirect</text:p>
          </table:table-cell>
        </table:table-row>
        <table:table-row table:style-name="Table2.1">
          <table:table-cell table:style-name="Table2.A1" office:value-type="string">
            <text:p text:style-name="P9">General template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pp desc</text:p>
            <text:p text:style-name="P9">left column</text:p>
            <text:p text:style-name="P9"><text:s text:c="2"/>links to tools</text:p>
            <text:p text:style-name="P9"><text:s text:c="2"/>Edit my profile</text:p>
            <text:p text:style-name="P9"><text:s text:c="2"/>Create an event (KJs only)</text:p>
            <text:p text:style-name="P9">Content</text:p>
            <text:p text:style-name="P9">Error messages</text:p>
            <text:p text:style-name="P9">Flash messages</text:p>
            <text:p text:style-name="P9">Required links</text:p>
            <text:p text:style-name="P24">Login status (Welcome, xxx!)</text:p>
            <text:p text:style-name="P24">Login page (if not already logged in)</text:p>
            <text:p text:style-name="P24">Logout (if already logged in)</text:p>
            <text:p text:style-name="P24">Put edit my profile here?</text:p>
          </table:table-cell>
          <table:table-cell table:style-name="Table2.A1" office:value-type="string">
            <text:p text:style-name="P9">Tool links</text:p>
            <text:p text:style-name="P9"><text:s text:c="2"/>off site</text:p>
            <text:p text:style-name="P9">Register</text:p>
            <text:p text:style-name="P9"><text:s text:c="2"/>/register</text:p>
            <text:p text:style-name="P9">Login (unsucc)</text:p>
            <text:p text:style-name="P9"><text:s text:c="2"/>/login</text:p>
            <text:p text:style-name="P9">Logout</text:p>
            <text:p text:style-name="P9"><text:s text:c="2"/>/ w/ msg</text:p>
          </table:table-cell>
        </table:table-row>
        <table:table-row table:style-name="Table2.1">
          <table:table-cell table:style-name="Table2.A1" office:value-type="string">
            <text:p text:style-name="P9">index (non-registered)</text:p>
          </table:table-cell>
          <table:table-cell table:style-name="Table2.A1" office:value-type="string">
            <text:p text:style-name="P9">/</text:p>
          </table:table-cell>
          <table:table-cell table:style-name="Table2.A1" office:value-type="string">
            <text:p text:style-name="P9">Show overview of events in area (based on location as determined from IP address)</text:p>
            <text:p text:style-name="P9"><text:s text:c="2"/>include links to event, locale, KJ</text:p>
            <text:p text:style-name="P9">options to modify search</text:p>
          </table:table-cell>
          <table:table-cell table:style-name="Table2.A1" office:value-type="string">
            <text:p text:style-name="P9">Update search</text:p>
            <text:p text:style-name="P9"><text:s text:c="2"/>/</text:p>
            <text:p text:style-name="P9">Event detail</text:p>
            <text:p text:style-name="P9"><text:s text:c="2"/>/events/{id}</text:p>
            <text:p text:style-name="P9">KJ detail</text:p>
            <text:p text:style-name="P9"><text:s text:c="2"/>/users/{id}</text:p>
            <text:p text:style-name="P9">Locale detail</text:p>
            <text:p text:style-name="P9"><text:s text:c="2"/>/locales/{id}</text:p>
          </table:table-cell>
        </table:table-row>
        <table:table-row table:style-name="Table2.1">
          <table:table-cell table:style-name="Table2.A1" office:value-type="string">
            <text:p text:style-name="P9">index (singer)</text:p>
          </table:table-cell>
          <table:table-cell table:style-name="Table2.A1" office:value-type="string">
            <text:p text:style-name="P9">/</text:p>
          </table:table-cell>
          <table:table-cell table:style-name="Table2.A1" office:value-type="string">
            <text:p text:style-name="P9">Show overview of events in area (based on user’s location if available or location as determined from IP address)</text:p>
            <text:p text:style-name="P9"><text:s text:c="2"/>include links to event, locale, KJ</text:p>
            <text:p text:style-name="P9">Options to modify search (save previous search?)</text:p>
            <text:p text:style-name="P9">Update search – AJAX?</text:p>
          </table:table-cell>
          <table:table-cell table:style-name="Table2.A1" office:value-type="string">
            <text:p text:style-name="P9">Update search</text:p>
            <text:p text:style-name="P9"><text:s text:c="2"/>/</text:p>
            <text:p text:style-name="P9">Event detail</text:p>
            <text:p text:style-name="P9"><text:s text:c="2"/>/events/{id}</text:p>
            <text:p text:style-name="P9">KJ detail</text:p>
            <text:p text:style-name="P9"><text:s text:c="2"/>/users/{id}</text:p>
            <text:p text:style-name="P9">Locale detail</text:p>
            <text:p text:style-name="P9"><text:s text:c="2"/>/locales/{id}</text:p>
          </table:table-cell>
        </table:table-row>
        <table:table-row table:style-name="Table2.1">
          <table:table-cell table:style-name="Table2.A1" office:value-type="string">
            <text:p text:style-name="P9">index (KJ)</text:p>
          </table:table-cell>
          <table:table-cell table:style-name="Table2.A1" office:value-type="string">
            <text:p text:style-name="P9">/</text:p>
          </table:table-cell>
          <table:table-cell table:style-name="Table2.A1" office:value-type="string">
            <text:p text:style-name="P9">Show overview of KJ’s events (including buttons to update/delete each event)</text:p>
            <text:p text:style-name="P9"><text:s text:c="2"/>include links to event, locale, KJ</text:p>
            <text:p text:style-name="P24"><text:soft-page-break/>pagination?</text:p>
            <text:p text:style-name="P24">overview</text:p>
            <text:p text:style-name="P29">link to KJ user profile</text:p>
            <text:p text:style-name="P9">Create event button</text:p>
          </table:table-cell>
          <table:table-cell table:style-name="Table2.A1" office:value-type="string">
            <text:p text:style-name="P9">Update search</text:p>
            <text:p text:style-name="P9"><text:s text:c="2"/>/</text:p>
            <text:p text:style-name="P9">Create event</text:p>
            <text:p text:style-name="P9"><text:soft-page-break/><text:s text:c="2"/>events/create</text:p>
            <text:p text:style-name="P9">Update event</text:p>
            <text:p text:style-name="P9"><text:s text:c="2"/>events/{id}/edit</text:p>
            <text:p text:style-name="P9">Delete event</text:p>
            <text:p text:style-name="P9"><text:s text:c="2"/>events/{id}/edit</text:p>
            <text:p text:style-name="P9">Event detail</text:p>
            <text:p text:style-name="P9"><text:s text:c="2"/>/events/{id}</text:p>
            <text:p text:style-name="P9">KJ detail</text:p>
            <text:p text:style-name="P9"><text:s text:c="2"/>/users/{id}</text:p>
            <text:p text:style-name="P9">Locale detail</text:p>
            <text:p text:style-name="P9"><text:s text:c="2"/>/locales/{id}</text:p>
          </table:table-cell>
        </table:table-row>
        <table:table-row table:style-name="Table2.1">
          <table:table-cell table:style-name="Table2.A1" office:value-type="string">
            <text:p text:style-name="P9">Register</text:p>
          </table:table-cell>
          <table:table-cell table:style-name="Table2.A1" office:value-type="string">
            <text:p text:style-name="P9">/register</text:p>
          </table:table-cell>
          <table:table-cell table:style-name="Table2.A1" office:value-type="string">
            <text:p text:style-name="P9">* logged-in users cannot access this page</text:p>
            <text:p text:style-name="P9">Description of registration process</text:p>
            <text:p text:style-name="P9">KJ/singer</text:p>
            <text:p text:style-name="P9"><text:s text:c="2"/>KJ must provide credit card</text:p>
            <text:p text:style-name="P9">upload photo</text:p>
            <text:p text:style-name="P9">send e-mail confirmation</text:p>
            <text:p text:style-name="P9">update role_user table</text:p>
          </table:table-cell>
          <table:table-cell table:style-name="Table2.A1" office:value-type="string">
            <text:p text:style-name="P9">Error</text:p>
            <text:p text:style-name="P9"><text:s text:c="2"/>/register</text:p>
            <text:p text:style-name="P9">Success</text:p>
            <text:p text:style-name="P9"><text:s text:c="2"/>/ (and logged in)</text:p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Edit/delete user</text:p>
          </table:table-cell>
          <table:table-cell table:style-name="Table2.A1" office:value-type="string">
            <text:p text:style-name="P9">/users/{id}/edit</text:p>
          </table:table-cell>
          <table:table-cell table:style-name="Table2.A1" office:value-type="string">
            <text:p text:style-name="P9">Only corresponding user may access this page</text:p>
            <text:p text:style-name="P9">update role_user table?</text:p>
            <text:p text:style-name="P9">KJs – create event button?</text:p>
          </table:table-cell>
          <table:table-cell table:style-name="Table2.A1" office:value-type="string">
            <text:p text:style-name="P9">Delete</text:p>
            <text:p text:style-name="P9"><text:s text:c="2"/>delete conf page</text:p>
            <text:p text:style-name="P9">Delete conf</text:p>
            <text:p text:style-name="P9"><text:s text:c="2"/>/ (and logged out)</text:p>
            <text:p text:style-name="P9">Edit (success or unsuc)</text:p>
            <text:p text:style-name="P9"><text:s text:c="2"/>/users/{id}/edit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KJ detail pages</text:p>
          </table:table-cell>
          <table:table-cell table:style-name="Table2.A1" office:value-type="string">
            <text:p text:style-name="P9">/users/{id}</text:p>
          </table:table-cell>
          <table:table-cell table:style-name="Table2.A1" office:value-type="string">
            <text:p text:style-name="P9">All</text:p>
            <text:p text:style-name="P9"><text:s text:c="2"/>KJ ratings (average + all ratings chronologically)</text:p>
            <text:p text:style-name="P9">KJ</text:p>
            <text:p text:style-name="P9"><text:s text:c="2"/>button to edit/</text:p>
            <text:p text:style-name="P9">Singer</text:p>
            <text:p text:style-name="P9"><text:s text:c="2"/>button to rate – dropdown text box?</text:p>
            <text:p text:style-name="P9"><text:s text:c="2"/>previous rating if any – edit/delete</text:p>
            <text:p text:style-name="P9"><text:s text:c="2"/>singer’s rating shown first, followed by other ratings in chronological order</text:p>
          </table:table-cell>
          <table:table-cell table:style-name="Table2.A1" office:value-type="string">
            <text:p text:style-name="P9">edit</text:p>
            <text:p text:style-name="P9"><text:s text:c="2"/>/users/{id}/edit</text:p>
            <text:p text:style-name="P9">rating – create/edit</text:p>
            <text:p text:style-name="P9"><text:s text:c="2"/>/users/{id} (same)</text:p>
            <text:p text:style-name="P9">rating – delete</text:p>
            <text:p text:style-name="P9"><text:s text:c="2"/>delete conf</text:p>
            <text:p text:style-name="P9">delete conf</text:p>
            <text:p text:style-name="P9"><text:s text:c="2"/>/users/{id} (same)</text:p>
          </table:table-cell>
        </table:table-row>
        <table:table-row table:style-name="Table2.1">
          <table:table-cell table:style-name="Table2.A1" office:value-type="string">
            <text:p text:style-name="P9">User search?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Parms</text:p>
            <text:p text:style-name="P9"><text:s text:c="2"/>location</text:p>
            <text:p text:style-name="P9"><text:s text:c="2"/>KJ/singer</text:p>
            <text:p text:style-name="P9"><text:s text:c="2"/>user ID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Rate KJ page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(functionality on KJ detail page)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Event search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(functionality on index page)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Event detail</text:p>
          </table:table-cell>
          <table:table-cell table:style-name="Table2.A1" office:value-type="string">
            <text:p text:style-name="P9">/events/{id}</text:p>
          </table:table-cell>
          <table:table-cell table:style-name="Table2.A1" office:value-type="string">
            <text:p text:style-name="P9">Event details (locale, time, etc.)</text:p>
            <text:p text:style-name="P9">Posts (accessible only to registered users?)</text:p>
            <text:p text:style-name="P9"><text:s text:c="2"/>Sorted by time created desc</text:p>
            <text:p text:style-name="P9">Registered users (KJs, singers)</text:p>
            <text:p text:style-name="P9"><text:s text:c="2"/>Add post (unlimited) – functionality directly on pg</text:p>
            <text:p text:style-name="P9"><text:s text:c="2"/>Edit/delete post?</text:p>
          </table:table-cell>
          <table:table-cell table:style-name="Table2.A1" office:value-type="string">
            <text:p text:style-name="P9">Add post</text:p>
            <text:p text:style-name="P9"><text:s text:c="2"/>/events/{id} (same)</text:p>
          </table:table-cell>
        </table:table-row>
        <table:table-row table:style-name="Table2.1">
          <table:table-cell table:style-name="Table2.A1" office:value-type="string">
            <text:p text:style-name="P9">locale create</text:p>
          </table:table-cell>
          <table:table-cell table:style-name="Table2.A1" office:value-type="string">
            <text:p text:style-name="P9">/locales/create</text:p>
          </table:table-cell>
          <table:table-cell table:style-name="Table2.A1" office:value-type="string">
            <text:p text:style-name="P9">Automatically? if necessary when KJ creates event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locale search?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ext:soft-page-break/>
        <table:table-row table:style-name="Table2.1">
          <table:table-cell table:style-name="Table2.A1" office:value-type="string">
            <text:p text:style-name="P9">locale detail</text:p>
          </table:table-cell>
          <table:table-cell table:style-name="Table2.A1" office:value-type="string">
            <text:p text:style-name="P9">/locales/{id}</text:p>
          </table:table-cell>
          <table:table-cell table:style-name="Table2.A1" office:value-type="string">
            <text:p text:style-name="P9">Locale details</text:p>
            <text:p text:style-name="P9">Ratings (accessible only to registered users?)</text:p>
            <text:p text:style-name="P9"><text:s text:c="2"/>User’s rating, then sorted by time created desc</text:p>
            <text:p text:style-name="P9">Registered user</text:p>
            <text:p text:style-name="P9"><text:s text:c="2"/>Create rating – functionality directly on pg</text:p>
            <text:p text:style-name="P9"><text:s text:c="2"/>Edit/delete rating</text:p>
          </table:table-cell>
          <table:table-cell table:style-name="Table2.A1" office:value-type="string">
            <text:p text:style-name="P9">Create rating</text:p>
            <text:p text:style-name="P9"><text:s text:c="2"/>/locales/{id} (same)</text:p>
          </table:table-cell>
        </table:table-row>
      </table:table>
      <text:p text:style-name="No_20_Spacing">Register/create user</text:p>
      <text:p text:style-name="P10">KJ payment?</text:p>
      <text:p text:style-name="No_20_Spacing">User search?</text:p>
      <text:p text:style-name="P10">By name</text:p>
      <text:p text:style-name="P10">Filter by KJ/singer/both</text:p>
      <text:p text:style-name="P10">Search results shown below search parm specs</text:p>
      <text:p text:style-name="No_20_Spacing">Single user display</text:p>
      <text:p text:style-name="No_20_Spacing"/>
      <text:p text:style-name="No_20_Spacing">Images</text:p>
      <text:p text:style-name="P10">KJ/locale ratings</text:p>
      <text:p text:style-name="P10">Tags</text:p>
      <text:p text:style-name="P17">KJ/user/event/locale profiles</text:p>
      <text:p text:style-name="No_20_Spacing"/>
      <text:p text:style-name="No_20_Spacing">blade</text:p>
      <text:p text:style-name="P10">master</text:p>
      <text:p text:style-name="P10">event overview</text:p>
      <text:p text:style-name="P10">event detail</text:p>
      <text:p text:style-name="No_20_Spacing">Validation</text:p>
      <text:p text:style-name="P10">users</text:p>
      <text:p text:style-name="P25">update/delete – only given user may update/delete profile</text:p>
      <text:p text:style-name="P10">events</text:p>
      <text:p text:style-name="P25">update – make sure KJ owns event</text:p>
      <text:p text:style-name="P10">KJ ratings</text:p>
      <text:p text:style-name="P25">KJs/non-users cannot rate</text:p>
      <text:p text:style-name="P28"><text:bookmark-start text:name="__DdeLink__1903_1468697818"/>User may only post one rating<text:bookmark-end text:name="__DdeLink__1903_1468697818"/></text:p>
      <text:p text:style-name="P26">rating 1 to 5</text:p>
      <text:p text:style-name="P10">Posts</text:p>
      <text:p text:style-name="P25">update/delete – only corresponding user may update/delete post</text:p>
      <text:p text:style-name="P10">Locale ratings</text:p>
      <text:p text:style-name="P25">update/delete – only corresponding user may update/delete rating</text:p>
      <text:p text:style-name="P28">User may only post one rating</text:p>
      <text:p text:style-name="P26">rating 1 to 5</text:p>
      <text:p text:style-name="P10"/>
      <text:p text:style-name="P1"/>
      <text:h text:style-name="P31" text:outline-level="1">Route Plan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Purpose</text:p>
          </table:table-cell>
          <table:table-cell table:style-name="Table3.A1" office:value-type="string">
            <text:p text:style-name="P4">Method</text:p>
          </table:table-cell>
          <table:table-cell table:style-name="Table3.A1" office:value-type="string">
            <text:p text:style-name="P4">URI</text:p>
          </table:table-cell>
          <table:table-cell table:style-name="Table3.A1" office:value-type="string">
            <text:p text:style-name="P4">Redirect and other actions (if appl.)</text:p>
          </table:table-cell>
        </table:table-row>
        <table:table-row table:style-name="Table3.1">
          <table:table-cell table:style-name="Table3.A2" office:value-type="string">
            <text:p text:style-name="P6">Homepage/login</text:p>
          </table:table-cell>
          <table:table-cell table:style-name="Table3.B2" office:value-type="string">
            <text:p text:style-name="P6">GET</text:p>
          </table:table-cell>
          <table:table-cell table:style-name="Table3.C2" office:value-type="string">
            <text:p text:style-name="P6">/</text:p>
          </table:table-cell>
          <table:table-cell table:style-name="Table3.D2" office:value-type="string">
            <text:p text:style-name="P2"/>
          </table:table-cell>
        </table:table-row>
        <table:table-row table:style-name="Table3.1">
          <table:table-cell table:style-name="Table3.A3" office:value-type="string">
            <text:p text:style-name="P6">Login</text:p>
          </table:table-cell>
          <table:table-cell table:style-name="Table3.B3" office:value-type="string">
            <text:p text:style-name="P6">GET</text:p>
          </table:table-cell>
          <table:table-cell table:style-name="Table3.C3" office:value-type="string">
            <text:p text:style-name="P6">/login</text:p>
          </table:table-cell>
          <table:table-cell table:style-name="Table3.D3" office:value-type="string">
            <text:p text:style-name="P2"/>
          </table:table-cell>
        </table:table-row>
        <table:table-row table:style-name="Table3.1">
          <table:table-cell table:style-name="Table3.A4" office:value-type="string">
            <text:p text:style-name="P6">Login processing/results</text:p>
          </table:table-cell>
          <table:table-cell table:style-name="Table3.B4" office:value-type="string">
            <text:p text:style-name="P6">POST</text:p>
          </table:table-cell>
          <table:table-cell table:style-name="Table3.C4" office:value-type="string">
            <text:p text:style-name="P6">/login</text:p>
          </table:table-cell>
          <table:table-cell table:style-name="Table3.D4" office:value-type="string">
            <text:p text:style-name="P6">Redirect to /users/{id} on successful login</text:p>
          </table:table-cell>
        </table:table-row>
        <table:table-row table:style-name="Table3.5">
          <table:table-cell table:style-name="Table3.A5" table:number-columns-spanned="4" office:value-type="string">
            <text:p text:style-name="P5">User functionality</text:p>
          </table:table-cell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6" office:value-type="string">
            <text:p text:style-name="P6">Register as a user</text:p>
          </table:table-cell>
          <table:table-cell table:style-name="Table3.B6" office:value-type="string">
            <text:p text:style-name="P6">GET</text:p>
          </table:table-cell>
          <table:table-cell table:style-name="Table3.C6" office:value-type="string">
            <text:p text:style-name="P6">/users/create</text:p>
          </table:table-cell>
          <table:table-cell table:style-name="Table3.D6" office:value-type="string">
            <text:p text:style-name="P2"/>
          </table:table-cell>
        </table:table-row>
        <table:table-row table:style-name="Table3.1">
          <table:table-cell table:style-name="Table3.A7" office:value-type="string">
            <text:p text:style-name="P6">User registration processing/results</text:p>
          </table:table-cell>
          <table:table-cell table:style-name="Table3.B7" office:value-type="string">
            <text:p text:style-name="P6">POST</text:p>
          </table:table-cell>
          <table:table-cell table:style-name="Table3.C7" office:value-type="string">
            <text:p text:style-name="P6">/users/create</text:p>
          </table:table-cell>
          <table:table-cell table:style-name="Table3.D7" office:value-type="string">
            <text:p text:style-name="P6">Redirect to /users/{id} on successful login</text:p>
          </table:table-cell>
        </table:table-row>
        <table:table-row table:style-name="Table3.1">
          <table:table-cell table:style-name="Table3.A8" office:value-type="string">
            <text:p text:style-name="P6">View/search for users</text:p>
          </table:table-cell>
          <table:table-cell table:style-name="Table3.B8" office:value-type="string">
            <text:p text:style-name="P6">GET</text:p>
          </table:table-cell>
          <table:table-cell table:style-name="Table3.C8" office:value-type="string">
            <text:p text:style-name="P6">/users</text:p>
          </table:table-cell>
          <table:table-cell table:style-name="Table3.D8" office:value-type="string">
            <text:p text:style-name="P2"/>
          </table:table-cell>
        </table:table-row>
        <table:table-row table:style-name="Table3.1">
          <table:table-cell table:style-name="Table3.A9" office:value-type="string">
            <text:p text:style-name="P7">User search results</text:p>
            <text:list xml:id="list2044277321321442458" text:style-name="WWNum9">
              <text:list-item>
                <text:p text:style-name="P32">Link to each user’s profile</text:p>
              </text:list-item>
            </text:list>
          </table:table-cell>
          <table:table-cell table:style-name="Table3.B9" office:value-type="string">
            <text:p text:style-name="P6">POST</text:p>
          </table:table-cell>
          <table:table-cell table:style-name="Table3.C9" office:value-type="string">
            <text:p text:style-name="P3"><text:span text:style-name="T1">/users?</text:span><text:span text:style-name="T2">search parameters</text:span></text:p>
          </table:table-cell>
          <table:table-cell table:style-name="Table3.D9" office:value-type="string">
            <text:p text:style-name="P2"/>
          </table:table-cell>
        </table:table-row>
        <table:table-row table:style-name="Table3.1">
          <table:table-cell table:style-name="Table3.A10" office:value-type="string">
            <text:p text:style-name="P7">View a user’s profile</text:p>
            <text:list xml:id="list1700339534110620410" text:style-name="WWNum10">
              <text:list-item>
                <text:p text:style-name="P35">Button for corresponding user to edit profile</text:p>
              </text:list-item>
              <text:list-item>
                <text:p text:style-name="P35">Button to leave a rating/comment if this user is a KJ</text:p>
              </text:list-item>
              <text:list-item>
                <text:p text:style-name="P35">List of corresponding ratings if this user is a KJ</text:p>
              </text:list-item>
              <text:list-item>
                <text:p text:style-name="P35">Button to create an event if corresponding user is a KJ</text:p>
              </text:list-item>
              <text:list-item>
                <text:p text:style-name="P35">List of corresponding events if corresponding user is a KJ</text:p>
              </text:list-item>
              <text:list-item>
                <text:p text:style-name="P33">Lists of corresponding comments/ratings created by corresponding user</text:p>
              </text:list-item>
            </text:list>
          </table:table-cell>
          <table:table-cell table:style-name="Table3.B10" office:value-type="string">
            <text:p text:style-name="P6">GET</text:p>
          </table:table-cell>
          <table:table-cell table:style-name="Table3.C10" office:value-type="string">
            <text:p text:style-name="P6">/users/{id}</text:p>
          </table:table-cell>
          <table:table-cell table:style-name="Table3.D10" office:value-type="string">
            <text:p text:style-name="P2"/>
          </table:table-cell>
        </table:table-row>
        <table:table-row table:style-name="Table3.1">
          <table:table-cell table:style-name="Table3.A11" office:value-type="string">
            <text:p text:style-name="P6">Edit/delete a user profile (includes button to leave a comment if user is a KJ)</text:p>
          </table:table-cell>
          <table:table-cell table:style-name="Table3.B11" office:value-type="string">
            <text:p text:style-name="P6">GET</text:p>
          </table:table-cell>
          <table:table-cell table:style-name="Table3.C11" office:value-type="string">
            <text:p text:style-name="P6">/users/{id}/edit</text:p>
          </table:table-cell>
          <table:table-cell table:style-name="Table3.D11" office:value-type="string">
            <text:p text:style-name="P2"/>
          </table:table-cell>
        </table:table-row>
        <table:table-row table:style-name="Table3.1">
          <table:table-cell table:style-name="Table3.A12" office:value-type="string">
            <text:p text:style-name="P6">Edit user processing/results</text:p>
          </table:table-cell>
          <table:table-cell table:style-name="Table3.B12" office:value-type="string">
            <text:p text:style-name="P6">POST</text:p>
          </table:table-cell>
          <table:table-cell table:style-name="Table3.C12" office:value-type="string">
            <text:p text:style-name="P6">/users/{id}</text:p>
          </table:table-cell>
          <table:table-cell table:style-name="Table3.D12" office:value-type="string">
            <text:p text:style-name="P2"/>
          </table:table-cell>
        </table:table-row>
        <table:table-row table:style-name="Table3.5">
          <table:table-cell table:style-name="Table3.A13" table:number-columns-spanned="4" office:value-type="string">
            <text:p text:style-name="P5">Rating/comment functionality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4" office:value-type="string">
            <text:p text:style-name="P7">Create a rating/comment for a (KJ) user</text:p>
            <text:list xml:id="list8081320311474582475" text:style-name="WWNum11">
              <text:list-item>
                <text:p text:style-name="P34">Only one KJ rating possible per user</text:p>
              </text:list-item>
            </text:list>
          </table:table-cell>
          <table:table-cell table:style-name="Table3.B14" office:value-type="string">
            <text:p text:style-name="P6">GET</text:p>
          </table:table-cell>
          <table:table-cell table:style-name="Table3.C14" office:value-type="string">
            <text:p text:style-name="P6">/ratings/create</text:p>
          </table:table-cell>
          <table:table-cell table:style-name="Table3.D14" office:value-type="string">
            <text:p text:style-name="P2"/>
          </table:table-cell>
        </table:table-row>
        <table:table-row table:style-name="Table3.1">
          <table:table-cell table:style-name="Table3.A15" office:value-type="string">
            <text:p text:style-name="P6">Create rating processing/results</text:p>
          </table:table-cell>
          <table:table-cell table:style-name="Table3.B15" office:value-type="string">
            <text:p text:style-name="P6">POST</text:p>
          </table:table-cell>
          <table:table-cell table:style-name="Table3.C15" office:value-type="string">
            <text:p text:style-name="P6">/ratings/create</text:p>
          </table:table-cell>
          <table:table-cell table:style-name="Table3.D15" office:value-type="string">
            <text:p text:style-name="P2"/>
          </table:table-cell>
        </table:table-row>
        <table:table-row table:style-name="Table3.1">
          <table:table-cell table:style-name="Table3.A16" office:value-type="string">
            <text:p text:style-name="P6">Edit/delete a rating for a (KJ) user</text:p>
          </table:table-cell>
          <table:table-cell table:style-name="Table3.B16" office:value-type="string">
            <text:p text:style-name="P6">GET</text:p>
          </table:table-cell>
          <table:table-cell table:style-name="Table3.C16" office:value-type="string">
            <text:p text:style-name="P6">/ratings/{id}</text:p>
          </table:table-cell>
          <table:table-cell table:style-name="Table3.D16" office:value-type="string">
            <text:p text:style-name="P2"/>
          </table:table-cell>
        </table:table-row>
        <table:table-row table:style-name="Table3.1">
          <table:table-cell table:style-name="Table3.A17" office:value-type="string">
            <text:p text:style-name="P6">Edit/delete rating processing</text:p>
          </table:table-cell>
          <table:table-cell table:style-name="Table3.B17" office:value-type="string">
            <text:p text:style-name="P6">POST</text:p>
          </table:table-cell>
          <table:table-cell table:style-name="Table3.C17" office:value-type="string">
            <text:p text:style-name="P6">/ratings/{id}</text:p>
          </table:table-cell>
          <table:table-cell table:style-name="Table3.D17" office:value-type="string">
            <text:p text:style-name="P2"/>
          </table:table-cell>
        </table:table-row>
        <table:table-row table:style-name="Table3.5">
          <table:table-cell table:style-name="Table3.A18" table:number-columns-spanned="4" office:value-type="string">
            <text:p text:style-name="P5">Event functionality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9" office:value-type="string">
            <text:p text:style-name="P6">Search for karaoke events</text:p>
          </table:table-cell>
          <table:table-cell table:style-name="Table3.B19" office:value-type="string">
            <text:p text:style-name="P6">GET</text:p>
          </table:table-cell>
          <table:table-cell table:style-name="Table3.C19" office:value-type="string">
            <text:p text:style-name="P6">/events</text:p>
          </table:table-cell>
          <table:table-cell table:style-name="Table3.D19" office:value-type="string">
            <text:p text:style-name="P2"/>
          </table:table-cell>
        </table:table-row>
        <table:table-row table:style-name="Table3.1">
          <table:table-cell table:style-name="Table3.A20" office:value-type="string">
            <text:p text:style-name="P6">Karaoke event search results</text:p>
          </table:table-cell>
          <table:table-cell table:style-name="Table3.B20" office:value-type="string">
            <text:p text:style-name="P6">POST</text:p>
          </table:table-cell>
          <table:table-cell table:style-name="Table3.C20" office:value-type="string">
            <text:p text:style-name="P3"><text:span text:style-name="T1">/events?</text:span><text:span text:style-name="T2">search parameters</text:span></text:p>
          </table:table-cell>
          <table:table-cell table:style-name="Table3.D20" office:value-type="string">
            <text:p text:style-name="P2"/>
          </table:table-cell>
        </table:table-row>
        <table:table-row table:style-name="Table3.1">
          <table:table-cell table:style-name="Table3.A21" office:value-type="string">
            <text:p text:style-name="P6">Profile page for specific event (includes button to edit event for corresponding KJ)</text:p>
          </table:table-cell>
          <table:table-cell table:style-name="Table3.B21" office:value-type="string">
            <text:p text:style-name="P6">GET</text:p>
          </table:table-cell>
          <table:table-cell table:style-name="Table3.C21" office:value-type="string">
            <text:p text:style-name="P6">/events/{id}</text:p>
          </table:table-cell>
          <table:table-cell table:style-name="Table3.D21" office:value-type="string">
            <text:p text:style-name="P2"/>
          </table:table-cell>
        </table:table-row>
        <table:table-row table:style-name="Table3.1">
          <table:table-cell table:style-name="Table3.A22" office:value-type="string">
            <text:p text:style-name="P6">Create a karaoke event (KJs only)</text:p>
          </table:table-cell>
          <table:table-cell table:style-name="Table3.B22" office:value-type="string">
            <text:p text:style-name="P6">GET</text:p>
          </table:table-cell>
          <table:table-cell table:style-name="Table3.C22" office:value-type="string">
            <text:p text:style-name="P6">/events/create</text:p>
          </table:table-cell>
          <table:table-cell table:style-name="Table3.D22" office:value-type="string">
            <text:p text:style-name="P2"/>
          </table:table-cell>
        </table:table-row>
        <table:table-row table:style-name="Table3.1">
          <table:table-cell table:style-name="Table3.A23" office:value-type="string">
            <text:p text:style-name="P6">Create event processing/results</text:p>
          </table:table-cell>
          <table:table-cell table:style-name="Table3.B23" office:value-type="string">
            <text:p text:style-name="P6">POST</text:p>
          </table:table-cell>
          <table:table-cell table:style-name="Table3.C23" office:value-type="string">
            <text:p text:style-name="P6">/events/create</text:p>
          </table:table-cell>
          <table:table-cell table:style-name="Table3.D23" office:value-type="string">
            <text:p text:style-name="P2"/>
          </table:table-cell>
        </table:table-row>
        <table:table-row table:style-name="Table3.1">
          <table:table-cell table:style-name="Table3.A24" office:value-type="string">
            <text:p text:style-name="P6">Edit/delete a karaoke event (corresponding KJ only)</text:p>
          </table:table-cell>
          <table:table-cell table:style-name="Table3.B24" office:value-type="string">
            <text:p text:style-name="P6">GET</text:p>
          </table:table-cell>
          <table:table-cell table:style-name="Table3.C24" office:value-type="string">
            <text:p text:style-name="P6">/events/{id}/edit</text:p>
          </table:table-cell>
          <table:table-cell table:style-name="Table3.D24" office:value-type="string">
            <text:p text:style-name="P2"/>
          </table:table-cell>
        </table:table-row>
        <table:table-row table:style-name="Table3.1">
          <table:table-cell table:style-name="Table3.A25" office:value-type="string">
            <text:p text:style-name="P6">Edit event processing/results</text:p>
          </table:table-cell>
          <table:table-cell table:style-name="Table3.B25" office:value-type="string">
            <text:p text:style-name="P6">POST</text:p>
          </table:table-cell>
          <table:table-cell table:style-name="Table3.C25" office:value-type="string">
            <text:p text:style-name="P6">/events/{id}</text:p>
          </table:table-cell>
          <table:table-cell table:style-name="Table3.D25" office:value-type="string">
            <text:p text:style-name="P2"/>
          </table:table-cell>
        </table:table-row>
      </table:table>
      <text:p text:style-name="No_20_Spacing"/>
      <text:p text:style-name="No_20_Spacing"/>
      <text:p text:style-name="No_20_Spacing"/>
      <text:p text:style-name="P8">Table name: users</text:p>
      <text:p text:style-name="P8">Description: KJTracker users (both KJs and singers, a user can be both)</text:p>
      <text:p text:style-name="P8">Fields:</text:p>
      <text:list xml:id="list796500415525414821" text:style-name="WWNum1">
        <text:list-item>
          <text:p text:style-name="P36">(int, primary key, auto_increment) id</text:p>
        </text:list-item>
        <text:list-item>
          <text:p text:style-name="P36">(timestamp) created_at</text:p>
        </text:list-item>
        <text:list-item>
          <text:p text:style-name="P36">(timestamp) updated_at</text:p>
        </text:list-item>
        <text:list-item>
          <text:p text:style-name="P36">(text) user_id (may just make user_id same as email address)</text:p>
        </text:list-item>
        <text:list-item>
          <text:p text:style-name="P36"><text:soft-page-break/>(text) email</text:p>
        </text:list-item>
        <text:list-item>
          <text:p text:style-name="P36">(text) street_addr1</text:p>
        </text:list-item>
        <text:list-item>
          <text:p text:style-name="P36">(text) street_addr2</text:p>
        </text:list-item>
        <text:list-item>
          <text:p text:style-name="P36">(text) city</text:p>
        </text:list-item>
        <text:list-item>
          <text:p text:style-name="P36">(text) state</text:p>
        </text:list-item>
        <text:list-item>
          <text:p text:style-name="P36">(text) zip</text:p>
        </text:list-item>
        <text:list-item>
          <text:p text:style-name="P36">(text) image (optional link to image for event)</text:p>
        </text:list-item>
      </text:list>
      <text:p text:style-name="P1"/>
      <text:p text:style-name="P8">Table name: roles (admin, KJ, singer)</text:p>
      <text:p text:style-name="P8">Description: KJTracker roles</text:p>
      <text:p text:style-name="P8">Fields:</text:p>
      <text:list xml:id="list6009942530014509432" text:style-name="WWNum2">
        <text:list-item>
          <text:p text:style-name="P37">(int, primary key, auto_increment) id</text:p>
        </text:list-item>
        <text:list-item>
          <text:p text:style-name="P37">(timestamp) created_at</text:p>
        </text:list-item>
        <text:list-item>
          <text:p text:style-name="P37">(timestamp) updated_at</text:p>
        </text:list-item>
        <text:list-item>
          <text:p text:style-name="P37">(text) role</text:p>
        </text:list-item>
        <text:list-item>
          <text:p text:style-name="P37">(text) description</text:p>
        </text:list-item>
      </text:list>
      <text:p text:style-name="P1"/>
      <text:p text:style-name="P8">Table name: role_user</text:p>
      <text:p text:style-name="P8">Description: Pivot table between roles table and users table.</text:p>
      <text:p text:style-name="P8">Fields:</text:p>
      <text:list xml:id="list1751113669018381957" text:style-name="WWNum3">
        <text:list-item>
          <text:p text:style-name="P38">(int, primary key, auto_increment) id</text:p>
        </text:list-item>
        <text:list-item>
          <text:p text:style-name="P38">(timestamp) created_at</text:p>
        </text:list-item>
        <text:list-item>
          <text:p text:style-name="P38">(timestamp) updated_at</text:p>
        </text:list-item>
        <text:list-item>
          <text:p text:style-name="P38">(unsigned int, foreign key referencing roles.id) role_id</text:p>
        </text:list-item>
        <text:list-item>
          <text:p text:style-name="P38">(unsigned int, foreign key referencing users.id) user_id</text:p>
        </text:list-item>
      </text:list>
      <text:p text:style-name="P1"/>
      <text:p text:style-name="P8">Table name: kj_ratings</text:p>
      <text:p text:style-name="P8">Description: KJ ratings.</text:p>
      <text:p text:style-name="P8">Fields:</text:p>
      <text:list xml:id="list8136247971761896681" text:style-name="WWNum4">
        <text:list-item>
          <text:p text:style-name="P39">(int, primary key, auto_increment) id</text:p>
        </text:list-item>
        <text:list-item>
          <text:p text:style-name="P39">(timestamp) created_at</text:p>
        </text:list-item>
        <text:list-item>
          <text:p text:style-name="P39">(timestamp) updated_at</text:p>
        </text:list-item>
        <text:list-item>
          <text:p text:style-name="P39">(unsigned int, foreign key referencing users.id) kj_id (KJ being rated)</text:p>
        </text:list-item>
        <text:list-item>
          <text:p text:style-name="P39">(unsigned int, foreign key referencing users.id) rater_id (user making rating)</text:p>
        </text:list-item>
        <text:list-item>
          <text:p text:style-name="P39">(unsigned int) rating (1 to 5)</text:p>
        </text:list-item>
        <text:list-item>
          <text:p text:style-name="P39">(text) comment</text:p>
        </text:list-item>
      </text:list>
      <text:p text:style-name="P1"/>
      <text:p text:style-name="P8">Table name: events</text:p>
      <text:p text:style-name="P8">Description: Karaoke events</text:p>
      <text:p text:style-name="P8">Fields:</text:p>
      <text:list xml:id="list3506816271832709244" text:style-name="WWNum5">
        <text:list-item>
          <text:p text:style-name="P40">(int, primary key, auto_increment) id</text:p>
        </text:list-item>
        <text:list-item>
          <text:p text:style-name="P40">(timestamp) created_at</text:p>
        </text:list-item>
        <text:list-item>
          <text:p text:style-name="P40">(timestamp) updated_at</text:p>
        </text:list-item>
        <text:list-item>
          <text:p text:style-name="P40">(unsigned int, foreign key referencing users.id) kj_id (KJ hosting event)</text:p>
        </text:list-item>
        <text:list-item>
          <text:p text:style-name="P40">(unsigned int, foreign key referencing locales.id) locale_id (event locale)</text:p>
        </text:list-item>
        <text:list-item>
          <text:p text:style-name="P40">(boolean) recurring</text:p>
        </text:list-item>
        <text:list-item>
          <text:p text:style-name="P40">(int 0-6) day_of_week (filled only in case of recurring event)</text:p>
        </text:list-item>
        <text:list-item>
          <text:p text:style-name="P40">(date) next_date (filled only in case of non-recurring event)</text:p>
        </text:list-item>
        <text:list-item>
          <text:p text:style-name="P40">(int) start_time</text:p>
        </text:list-item>
        <text:list-item>
          <text:p text:style-name="P40">(int) end_time</text:p>
        </text:list-item>
        <text:list-item>
          <text:p text:style-name="P40">(text) image (optional link to image for event)</text:p>
        </text:list-item>
      </text:list>
      <text:p text:style-name="P1"/>
      <text:p text:style-name="P8">Table name: event_posts</text:p>
      <text:p text:style-name="P8">Description: Karaoke event posts</text:p>
      <text:p text:style-name="P8"><text:soft-page-break/>Fields:</text:p>
      <text:list xml:id="list5715045019070406413" text:style-name="WWNum6">
        <text:list-item>
          <text:p text:style-name="P41">(int, primary key, auto_increment) id</text:p>
        </text:list-item>
        <text:list-item>
          <text:p text:style-name="P41">(timestamp) created_at</text:p>
        </text:list-item>
        <text:list-item>
          <text:p text:style-name="P41">(timestamp) updated_at</text:p>
        </text:list-item>
        <text:list-item>
          <text:p text:style-name="P41">(unsigned int, foreign key referencing events.id) event_id (event being posted to)</text:p>
        </text:list-item>
        <text:list-item>
          <text:p text:style-name="P41">(unsigned int, foreign key referencing users.id) poster_id (user creating post)</text:p>
        </text:list-item>
        <text:list-item>
          <text:p text:style-name="P41">(text) post (post content)</text:p>
        </text:list-item>
      </text:list>
      <text:p text:style-name="P1"/>
      <text:p text:style-name="P8">Table name: locales</text:p>
      <text:p text:style-name="P8">Description: Karaoke event locales</text:p>
      <text:p text:style-name="P8">Fields:</text:p>
      <text:list xml:id="list2651485969489367360" text:style-name="WWNum7">
        <text:list-item>
          <text:p text:style-name="P42">(int, primary key, auto_increment) id</text:p>
        </text:list-item>
        <text:list-item>
          <text:p text:style-name="P42">(timestamp) created_at</text:p>
        </text:list-item>
        <text:list-item>
          <text:p text:style-name="P42">(timestamp) updated_at</text:p>
        </text:list-item>
        <text:list-item>
          <text:p text:style-name="P42">(text) location_link (Google Maps link to location)</text:p>
        </text:list-item>
        <text:list-item>
          <text:p text:style-name="P42">(text) name (locale name; pull from Google Maps?)</text:p>
        </text:list-item>
        <text:list-item>
          <text:p text:style-name="P42">(text) address (full locale address (street + city + state); pull from Google Maps?)</text:p>
        </text:list-item>
        <text:list-item>
          <text:p text:style-name="P44"><text:bookmark-start text:name="__DdeLink__1157_314937005"/><text:span text:style-name="T3">(text) </text:span><text:span text:style-name="T4">image</text:span><text:bookmark-end text:name="__DdeLink__1157_314937005"/></text:p>
        </text:list-item>
      </text:list>
      <text:p text:style-name="P1"/>
      <text:p text:style-name="P8">Table name: locale_ratings</text:p>
      <text:p text:style-name="P8">Description: Locale ratings.</text:p>
      <text:p text:style-name="P8">Fields:</text:p>
      <text:list xml:id="list821128242156142602" text:style-name="WWNum8">
        <text:list-item>
          <text:p text:style-name="P43">(int, primary key, auto_increment) id</text:p>
        </text:list-item>
        <text:list-item>
          <text:p text:style-name="P43">(timestamp) created_at</text:p>
        </text:list-item>
        <text:list-item>
          <text:p text:style-name="P43">(timestamp) updated_at</text:p>
        </text:list-item>
        <text:list-item>
          <text:p text:style-name="P43">(unsigned int, foreign key referencing locales.id) locale_id (locale being rated)</text:p>
        </text:list-item>
        <text:list-item>
          <text:p text:style-name="P43">(unsigned int, foreign key referencing users.id) rater_id (user making rating)</text:p>
        </text:list-item>
        <text:list-item>
          <text:p text:style-name="P43">(unsigned int) rating (1 to 5)</text:p>
        </text:list-item>
        <text:list-item>
          <text:p text:style-name="P43">(text) comment</text:p>
        </text:list-item>
      </text:list>
      <text:p text:style-name="No_20_Spacing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3193in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819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19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193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319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19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193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819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19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liberr</meta:initial-creator>
    <meta:editing-cycles>160</meta:editing-cycles>
    <meta:creation-date>2016-04-28T14:00:00</meta:creation-date>
    <dc:date>2016-05-12T23:20:08.439299366</dc:date>
    <meta:editing-duration>P1DT4H24M17S</meta:editing-duration>
    <meta:generator>LibreOffice/4.1.6.2$Linux_X86_64 LibreOffice_project/410m0$Build-2</meta:generator>
    <meta:document-statistic meta:table-count="3" meta:image-count="0" meta:object-count="0" meta:page-count="7" meta:paragraph-count="417" meta:word-count="1345" meta:character-count="8691" meta:non-whitespace-character-count="7712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